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ttonTag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setValue( @ Nullable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do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ttonTag.get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writeTagContent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uttonTag.writeValue( TagWriter tagWri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uttonTag.setDisabled( boolean dis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is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ttonTag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